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Generator.getCooki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Generator.isCookieHttp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Generator.getCooki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Generator.setCookieDomain( @ Nullable String cookie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Generator.addCookie( HttpServletResponse response , String cookie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okieGenerator.getCookieMax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Generator.getCookie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Generator.setCookieName( @ Nullable String cooki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Generator.isCookie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Generator.createCookie( String cookie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okieGenerator.setCookieSecure( boolean cookieSec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Generator.setCookieMaxAge( @ Nullable Integer cookieMax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Generator.setCookieHttpOnly( boolean cookieHttp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Generator.setCookiePath( String cooki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Generator.removeCookie( HttpServlet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